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 &amp; MD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827329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SS VASCONES, WIL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394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ZA DOMINGUEZ JULIO AB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28615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62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5/09/2021</text:p>
          </table:table-cell>
          <table:table-cell table:style-name="Tabla2.A2" office:value-type="string">
            <text:p text:style-name="P7">874</text:p>
          </table:table-cell>
          <table:table-cell table:style-name="Tabla2.A2" office:value-type="string">
            <text:p text:style-name="P7">1625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1:22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